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ses A. Dropsi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6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29 South 6th St./</text:p>
      <text:p text:style-name="P2">Dear Sir/</text:p>
      <text:p text:style-name="P2"><text:tab/>In answer to yours/ of the 15th inst., I state that/ in the absence of a treasurer/ I will receive money for the Al-/liance./</text:p>
      <text:p text:style-name="P2">I received from Miss Emily/ Phillips Fifty dollars this day./ <text:s/>Truly yours/ Moses A. Dropsie/ March 16 1891/</text:p>
      <text:p text:style-name="P2">Rev. Dr.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10:22.88</meta:creation-date>
    <meta:document-statistic meta:table-count="0" meta:image-count="0" meta:object-count="0" meta:page-count="2" meta:paragraph-count="65" meta:word-count="217" meta:character-count="1544"/>
    <dc:date>2011-11-23T12:12:37.75</dc:date>
    <dc:creator>Penn Libraries</dc:creator>
    <meta:editing-duration>PT00H02M14S</meta:editing-duration>
    <meta:editing-cycles>1</meta:editing-cycles>
    <meta:generator>OpenOffice.org/3.2$Win32 OpenOffice.org_project/320m12$Build-9483</meta:generator>
  </office:meta>
</office:document-meta>
</file>